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defa" officeooo:paragraph-rsid="0009defa"/>
    </style:style>
    <style:style style:name="P2" style:family="paragraph" style:parent-style-name="Standard">
      <style:text-properties officeooo:rsid="0010403b" officeooo:paragraph-rsid="0010403b"/>
    </style:style>
    <style:style style:name="P3" style:family="paragraph" style:parent-style-name="Standard">
      <style:text-properties officeooo:rsid="00171f5f" officeooo:paragraph-rsid="00171f5f"/>
    </style:style>
    <style:style style:name="P4" style:family="paragraph" style:parent-style-name="Standard" style:list-style-name="L1">
      <style:text-properties officeooo:rsid="0009defa" officeooo:paragraph-rsid="0009defa"/>
    </style:style>
    <style:style style:name="P5" style:family="paragraph" style:parent-style-name="Standard" style:list-style-name="L2">
      <style:text-properties officeooo:rsid="0009defa" officeooo:paragraph-rsid="0009defa"/>
    </style:style>
    <style:style style:name="P6" style:family="paragraph" style:parent-style-name="Standard" style:list-style-name="L2">
      <style:text-properties officeooo:rsid="000b7c41" officeooo:paragraph-rsid="000b7c41"/>
    </style:style>
    <style:style style:name="P7" style:family="paragraph" style:parent-style-name="Standard" style:list-style-name="L2">
      <style:text-properties officeooo:rsid="000bbb32" officeooo:paragraph-rsid="000bbb32"/>
    </style:style>
    <style:style style:name="P8" style:family="paragraph" style:parent-style-name="Standard" style:list-style-name="L2">
      <style:text-properties officeooo:rsid="000e64c3" officeooo:paragraph-rsid="000e64c3"/>
    </style:style>
    <style:style style:name="P9" style:family="paragraph" style:parent-style-name="Standard" style:list-style-name="L2">
      <style:text-properties officeooo:rsid="0010403b" officeooo:paragraph-rsid="0010403b"/>
    </style:style>
    <style:style style:name="P10" style:family="paragraph" style:parent-style-name="Standard" style:list-style-name="L3">
      <style:text-properties officeooo:rsid="0013a1db" officeooo:paragraph-rsid="0013a1db"/>
    </style:style>
    <style:style style:name="P11" style:family="paragraph" style:parent-style-name="Standard">
      <style:text-properties officeooo:rsid="0013a1db" officeooo:paragraph-rsid="0013a1db"/>
    </style:style>
    <style:style style:name="P12" style:family="paragraph" style:parent-style-name="Standard" style:list-style-name="L3">
      <style:text-properties officeooo:rsid="0015825b" officeooo:paragraph-rsid="0015825b"/>
    </style:style>
    <style:style style:name="P13" style:family="paragraph" style:parent-style-name="Standard" style:list-style-name="L4">
      <style:text-properties officeooo:rsid="00171f5f" officeooo:paragraph-rsid="00171f5f"/>
    </style:style>
    <style:style style:name="P14" style:family="paragraph" style:parent-style-name="Standard" style:list-style-name="L4">
      <style:text-properties fo:font-style="italic" officeooo:rsid="00171f5f" officeooo:paragraph-rsid="00171f5f" style:font-style-asian="italic" style:font-style-complex="italic"/>
    </style:style>
    <style:style style:name="P15" style:family="paragraph" style:parent-style-name="Standard" style:list-style-name="L5">
      <style:text-properties fo:font-style="italic" officeooo:rsid="00182987" officeooo:paragraph-rsid="00182987" style:font-style-asian="italic" style:font-style-complex="italic"/>
    </style:style>
    <style:style style:name="P16" style:family="paragraph" style:parent-style-name="Standard" style:list-style-name="L3">
      <style:text-properties officeooo:rsid="0017a0e0" officeooo:paragraph-rsid="0017a0e0"/>
    </style:style>
    <style:style style:name="P17" style:family="paragraph" style:parent-style-name="Standard" style:list-style-name="L2">
      <style:text-properties officeooo:rsid="0017a0e0" officeooo:paragraph-rsid="0017a0e0"/>
    </style:style>
    <style:style style:name="P18" style:family="paragraph" style:parent-style-name="Standard" style:list-style-name="L4">
      <style:text-properties fo:font-style="normal" officeooo:rsid="0017a0e0" officeooo:paragraph-rsid="0017a0e0" style:font-style-asian="normal" style:font-style-complex="normal"/>
    </style:style>
    <style:style style:name="P19" style:family="paragraph" style:parent-style-name="Standard">
      <style:text-properties fo:font-style="normal" officeooo:rsid="0017a0e0" officeooo:paragraph-rsid="0017a0e0" style:font-style-asian="normal" style:font-style-complex="normal"/>
    </style:style>
    <style:style style:name="P20" style:family="paragraph" style:parent-style-name="Standard">
      <style:text-properties fo:font-style="normal" officeooo:rsid="0017d60b" officeooo:paragraph-rsid="0017d60b" style:font-style-asian="normal" style:font-style-complex="normal"/>
    </style:style>
    <style:style style:name="P21" style:family="paragraph" style:parent-style-name="Standard" style:list-style-name="L5">
      <style:text-properties fo:font-style="normal" officeooo:rsid="0017d60b" officeooo:paragraph-rsid="0017d60b" style:font-style-asian="normal" style:font-style-complex="normal"/>
    </style:style>
    <style:style style:name="P22" style:family="paragraph" style:parent-style-name="Standard" style:list-style-name="L5">
      <style:text-properties fo:font-style="normal" officeooo:rsid="00182987" officeooo:paragraph-rsid="00182987" style:font-style-asian="normal" style:font-style-complex="normal"/>
    </style:style>
    <style:style style:name="P23" style:family="paragraph" style:parent-style-name="Standard" style:list-style-name="L4">
      <style:text-properties fo:font-style="normal" officeooo:rsid="00183bae" officeooo:paragraph-rsid="00183bae" style:font-style-asian="normal" style:font-style-complex="normal"/>
    </style:style>
    <style:style style:name="P24" style:family="paragraph" style:parent-style-name="Standard" style:list-style-name="L5">
      <style:text-properties fo:font-style="normal" officeooo:rsid="0018c3e7" officeooo:paragraph-rsid="0018c3e7" style:font-style-asian="normal" style:font-style-complex="normal"/>
    </style:style>
    <style:style style:name="P25" style:family="paragraph" style:parent-style-name="Standard" style:list-style-name="L4">
      <style:text-properties fo:font-style="normal" fo:font-weight="bold" officeooo:rsid="00182987" officeooo:paragraph-rsid="0018c3e7" style:font-style-asian="normal" style:font-weight-asian="bold" style:font-style-complex="normal" style:font-weight-complex="bold"/>
    </style:style>
    <style:style style:name="T1" style:family="text">
      <style:text-properties officeooo:rsid="000b4750"/>
    </style:style>
    <style:style style:name="T2" style:family="text">
      <style:text-properties officeooo:rsid="000b7c41"/>
    </style:style>
    <style:style style:name="T3" style:family="text">
      <style:text-properties officeooo:rsid="000bbb3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71f5f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officeooo:rsid="0017a0e0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8c3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reating a Skill for HEXA (Linux):</text:p>
      <text:p text:style-name="P1"/>
      <text:list xml:id="list6146748565143855922" text:style-name="L1">
        <text:list-item>
          <text:p text:style-name="P4">Sort out the Vincross login and permissions for the HEXA.</text:p>
        </text:list-item>
        <text:list-item>
          <text:p text:style-name="P4">Get the HEXA connected to the same AP as your PC and fire her up.</text:p>
        </text:list-item>
        <text:list-item>
          <text:p text:style-name="P4">Follow instructions → <text:a xlink:type="simple" xlink:href="https://developer.vincross.com/developer/introduction/getting-started/macos-&amp;-linux">https://developer.vincross.com/developer/introduction/getting-started/macos-&amp;-linux</text:a>. Instructions for windows are also available.</text:p>
        </text:list-item>
        <text:list-item>
          <text:p text:style-name="P4">Recommended look at the example skills: <text:a xlink:type="simple" xlink:href="https://github.com/vincross/mindsdk/tree/master/examples">https://github.com/vincross/mindsdk/tree/master/examples</text:a> </text:p>
        </text:list-item>
      </text:list>
      <text:p text:style-name="P1"/>
      <text:p text:style-name="P1"><text:span text:style-name="T3">Skill Info</text:span>:</text:p>
      <text:p text:style-name="P1"/>
      <text:list xml:id="list7533992982844643531" text:style-name="L2">
        <text:list-item>
          <text:p text:style-name="P5">Follow the setup instructions:</text:p>
          <text:list>
            <text:list-item>
              <text:p text:style-name="P5">mind init <text:span text:style-name="T2">S</text:span>killName</text:p>
            </text:list-item>
            <text:list-item>
              <text:p text:style-name="P5">cd <text:span text:style-name="T2">S</text:span>killName/</text:p>
            </text:list-item>
          </text:list>
        </text:list-item>
        <text:list-item>
          <text:p text:style-name="P5">In your choice of text editor, find the Go file.</text:p>
          <text:list>
            <text:list-item>
              <text:p text:style-name="P5">Cd robot/src/skillname.go</text:p>
            </text:list-item>
          </text:list>
        </text:list-item>
        <text:list-item>
          <text:p text:style-name="P5">Inside the skill there will be different functions that run at different <text:span text:style-name="T1">points in the HEXA skill startup. e.g. “onstart” runs when the skill has finished downloading and compiling on the robot.</text:span></text:p>
        </text:list-item>
        <text:list-item>
          <text:p text:style-name="P6">The skills are programmed using Golang. The links below provide some help getting started with the language.</text:p>
          <text:list>
            <text:list-item>
              <text:p text:style-name="P17"><text:a xlink:type="simple" xlink:href="https://www.youtube.com/watch?v=CF9S4QZuV30">https://www.youtube.com/watch?v=CF9S4QZuV30</text:a> </text:p>
            </text:list-item>
            <text:list-item>
              <text:p text:style-name="P17"><text:a xlink:type="simple" xlink:href="https://gobyexample.com/">https://gobyexample.com/</text:a> </text:p>
            </text:list-item>
            <text:list-item>
              <text:p text:style-name="P17"><text:a xlink:type="simple" xlink:href="https://play.golang.org/">https://play.golang.org/</text:a> </text:p>
            </text:list-item>
          </text:list>
        </text:list-item>
        <text:list-item>
          <text:p text:style-name="P6">If you require very simple remote interaction with the HEXA, go to the following directory and edit the html file.</text:p>
          <text:list>
            <text:list-item>
              <text:p text:style-name="P6">$ SkillName/remote/ </text:p>
            </text:list-item>
            <text:list-item>
              <text:p text:style-name="P6">The Go function “<text:span text:style-name="T3">OnRecvString</text:span>” <text:span text:style-name="T3">is used to handle incoming data from a remote client.</text:span></text:p>
            </text:list-item>
          </text:list>
        </text:list-item>
        <text:list-item>
          <text:p text:style-name="P7">Any depedancies required should be placed in the following directory</text:p>
          <text:list>
            <text:list-item>
              <text:p text:style-name="P7">$ SkillName/robot/deps/include</text:p>
            </text:list-item>
            <text:list-item>
              <text:p text:style-name="P8">E.g., the ROS dependancies such as the “std_msgs.h” folder</text:p>
            </text:list-item>
            <text:list-item>
              <text:p text:style-name="P8">The ros_lib files can be generated using <text:line-break/><text:span text:style-name="T4">rosrun rosserial_embeddedlinux mak</text:span><text:span text:style-name="T5">e</text:span><text:span text:style-name="T4">_libraries.py .</text:span><text:line-break/>in the above directory</text:p>
            </text:list-item>
          </text:list>
        </text:list-item>
        <text:list-item>
          <text:p text:style-name="P9">On creation of the skill, run <text:span text:style-name="T4">mind builld &amp;&amp; mind pack </text:span>in the skill directory.</text:p>
        </text:list-item>
        <text:list-item>
          <text:p text:style-name="P9">Nothing should happen if the skill has been compiled properly. Any text shown is likely to be an error.</text:p>
        </text:list-item>
        <text:list-item>
          <text:p text:style-name="P9">Run “mind scan” to find the HEXA on your network and then <text:span text:style-name="T4">mind run NameOfHEXA</text:span></text:p>
          <text:list>
            <text:list-item>
              <text:p text:style-name="P9">This should upload the skill to the HEXA and run the commands written in the “onstart” function.</text:p>
            </text:list-item>
          </text:list>
        </text:list-item>
      </text:list>
      <text:p text:style-name="P2"/>
      <text:p text:style-name="P11">Servo info <text:span text:style-name="T8">and Hardware</text:span>:</text:p>
      <text:list xml:id="list3739797208972543352" text:style-name="L3">
        <text:list-item>
          <text:p text:style-name="P10">position data from potentiometer</text:p>
        </text:list-item>
        <text:list-item>
          <text:p text:style-name="P10">3.3v logic</text:p>
        </text:list-item>
        <text:list-item>
          <text:p text:style-name="P10">3 pads along the side of the IC are potentiometer pins</text:p>
        </text:list-item>
        <text:list-item>
          <text:p text:style-name="P10">Bottom pad (closest to gunk and wires) is the GND</text:p>
        </text:list-item>
        <text:list-item>
          <text:p text:style-name="P10">Middle pad is variable voltage output</text:p>
        </text:list-item>
        <text:list-item>
          <text:p text:style-name="P10">Top pad is 3.3V</text:p>
        </text:list-item>
        <text:list-item>
          <text:p text:style-name="P12">Green wire is 3.3V, yellow is potentiometer pin.</text:p>
        </text:list-item>
        <text:list-item>
          <text:p text:style-name="P12">Knotted wire is the shoulder servo, black tipped wire is the elbow, other wire is the wrist</text:p>
        </text:list-item>
        <text:list-item>
          <text:p text:style-name="P16"><text:soft-page-break/>Tutorial for servo hack: <text:a xlink:type="simple" xlink:href="http://www.instructables.com/id/Servo-Feedback-Hack-free/">http://www.instructables.com/id/Servo-Feedback-Hack-free/</text:a> </text:p>
        </text:list-item>
        <text:list-item>
          <text:p text:style-name="P16">Links to descriptions of the HEXA Hardware and different APIs:</text:p>
          <text:list>
            <text:list-item>
              <text:p text:style-name="P16"><text:a xlink:type="simple" xlink:href="https://developer.vincross.com/en/developer/api-reference/mind-sdk-robot-part/drivers/hexabody">https://developer.vincross.com/en/developer/api-reference/mind-sdk-robot-part/drivers/hexabody</text:a> </text:p>
            </text:list-item>
            <text:list-item>
              <text:p text:style-name="P16"><text:a xlink:type="simple" xlink:href="https://developer.vincross.com/en/developer/documentation/the-hexa">https://developer.vincross.com/en/developer/documentation/the-hexa</text:a> </text:p>
            </text:list-item>
            <text:list-item>
              <text:p text:style-name="P16">Be warned, they constantly update the website so the links may not work. A quick google for the hexabody API and the hardware should work.</text:p>
            </text:list-item>
          </text:list>
        </text:list-item>
      </text:list>
      <text:p text:style-name="P3"/>
      <text:p text:style-name="P3">Requirements for ROS:</text:p>
      <text:list xml:id="list7751068941974066786" text:style-name="L4">
        <text:list-item>
          <text:p text:style-name="P13">Install Rosserial_embedded linux on the ROS Master.</text:p>
        </text:list-item>
        <text:list-item>
          <text:p text:style-name="P13">Follow the tutorial exactly as described: <text:a xlink:type="simple" xlink:href="http://wiki.ros.org/rosserial_embeddedlinux/Tutorials">http://wiki.ros.org/rosserial_embeddedlinux/Tutorials</text:a> </text:p>
        </text:list-item>
        <text:list-item>
          <text:p text:style-name="P25"><text:span text:style-name="T9">Make sure the ROS Master IP in the code is that of the PC running the </text:span><text:span text:style-name="T10">skill</text:span><text:span text:style-name="T9">.</text:span></text:p>
        </text:list-item>
        <text:list-item>
          <text:p text:style-name="P13">For the ROS node on the HEXA to communicate with the ROS Master, the following command must be run:</text:p>
        </text:list-item>
        <text:list-item>
          <text:p text:style-name="P14">rosrun rosserial_python serial_node.py tcp </text:p>
        </text:list-item>
        <text:list-item>
          <text:p text:style-name="P18">ROS nodes on the HEXA are written in C++</text:p>
          <text:list>
            <text:list-item>
              <text:p text:style-name="P18"><text:a xlink:type="simple" xlink:href="https://golang.org/cmd/cgo/#hdr-Go_references_to_C">https://golang.org/cmd/cgo/#hdr-Go_references_to_C</text:a> </text:p>
              <text:list>
                <text:list-item>
                  <text:p text:style-name="P18">Provides you with a brief overview on using GO functions in C and vice versa.</text:p>
                </text:list-item>
              </text:list>
            </text:list-item>
            <text:list-item>
              <text:p text:style-name="P18"><text:a xlink:type="simple" xlink:href="https://github.com/golang/go/wiki/cgo">https://github.com/golang/go/wiki/cgo</text:a> </text:p>
              <text:list>
                <text:list-item>
                  <text:p text:style-name="P18">More examples of C and Go working in conjunction.</text:p>
                </text:list-item>
              </text:list>
            </text:list-item>
            <text:list-item>
              <text:p text:style-name="P18"><text:a xlink:type="simple" xlink:href="https://medium.com/using-go-in-mobile-apps/using-go-in-mobile-apps-part-1-calling-go-functions-from-c-be1ecf7dfbc6">https://medium.com/using-go-in-mobile-apps/using-go-in-mobile-apps-part-1-calling-go-functions-from-c-be1ecf7dfbc6</text:a> </text:p>
              <text:list>
                <text:list-item>
                  <text:p text:style-name="P18">Pay attention to including the <text:span text:style-name="T6">_</text:span><text:span text:style-name="T7">cgo</text:span><text:span text:style-name="T6">_</text:span><text:span text:style-name="T7">export.h</text:span><text:span text:style-name="T9"> file in the C++ node if you want to call Go functions. </text:span></text:p>
                </text:list-item>
                <text:list-item>
                  <text:p text:style-name="P18"><text:span text:style-name="T9">Be aware that </text:span><text:span text:style-name="T7">//export</text:span><text:span text:style-name="T9"> needs to be written above these functions in the go section of code.</text:span></text:p>
                </text:list-item>
              </text:list>
            </text:list-item>
            <text:list-item>
              <text:p text:style-name="P23"><text:a xlink:type="simple" xlink:href="https://golang.org/misc/cgo/testsovar/">https://golang.org/misc/cgo/testsovar/</text:a><text:span text:style-name="T9"> </text:span></text:p>
              <text:list>
                <text:list-item>
                  <text:p text:style-name="P23"><text:span text:style-name="T9">More examples of CGO</text:span></text:p>
                </text:list-item>
              </text:list>
            </text:list-item>
          </text:list>
        </text:list-item>
      </text:list>
      <text:p text:style-name="P19"/>
      <text:p text:style-name="P20">Using the Rpi:</text:p>
      <text:list xml:id="list8138631062858179533" text:style-name="L5">
        <text:list-item>
          <text:p text:style-name="P21">Make connections.</text:p>
          <text:list>
            <text:list-item>
              <text:p text:style-name="P21">Make sure the black GND wire is in the bottom of the header closest to the USB ports.</text:p>
            </text:list-item>
            <text:list-item>
              <text:p text:style-name="P21">Insert the hacked potentiometer wires into the header on the Pi hat. </text:p>
            </text:list-item>
            <text:list-item>
              <text:p text:style-name="P21">The joint labelled 00 should be in the corner furthest from the USB ports.</text:p>
            </text:list-item>
            <text:list-item>
              <text:p text:style-name="P21">The rest follow in a logical order.</text:p>
            </text:list-item>
          </text:list>
        </text:list-item>
        <text:list-item>
          <text:p text:style-name="P21">SSH into <text:a xlink:type="simple" xlink:href="mailto:pi@192.168.0.235">pi@192.168.0.235</text:a> </text:p>
          <text:list>
            <text:list-item>
              <text:p text:style-name="P21">The Pi has a fixed IP when linked to DENIRO's AP (2.4G)</text:p>
            </text:list-item>
            <text:list-item>
              <text:p text:style-name="P22">Run <text:span text:style-name="T4">source catkin_ws/devel/setup.bash</text:span></text:p>
            </text:list-item>
          </text:list>
        </text:list-item>
        <text:list-item>
          <text:p text:style-name="P22">Run the code on the Pi</text:p>
          <text:list>
            <text:list-item>
              <text:p text:style-name="P15">rosrun adc_reader adc_reader.py</text:p>
            </text:list-item>
          </text:list>
        </text:list-item>
        <text:list-item>
          <text:p text:style-name="P24">This publishes a Float64MultiDimensionArray to /adc_fe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56:11.553443900</meta:creation-date>
    <dc:date>2017-09-13T01:36:47.330567325</dc:date>
    <meta:editing-duration>PT56M20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69" meta:word-count="655" meta:character-count="4206" meta:non-whitespace-character-count="3666"/>
  </office:meta>
</office:document-meta>
</file>